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; zwolnienie z egzaminu od 121 punktów; C=131 zaliczenie ćwiczeń od 66 pkt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Olga P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– rysunek z zamienioną kolumną, dwie klasy punktów nie powinny na siebie nachodzić, granica decyzyjna powinna mieć inny kształt</text:p>
          </table:table-cell>
          <table:table-cell table:style-name="ce1" office:value-type="string" calcext:value-type="string">
            <text:p>do poprawy – granica decyzyjna powinna mieć inny kształ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3:.BI3])" office:value-type="float" office:value="33" calcext:value-type="float">
            <text:p>33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nna-Maria S. (stan na 08.06.2017)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do popra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Toy Linear Regression powinien korzystać ze wzoru na M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(czy kod był testowany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4:.BI4])" office:value-type="float" office:value="39.75" calcext:value-type="float">
            <text:p>39.75</text:p>
          </table:table-cell>
          <table:table-cell table:number-columns-repeated="962"/>
        </table:table-row>
        <table:table-row table:style-name="ro2">
          <table:table-cell table:style-name="ce1" office:value-type="string" calcext:value-type="string">
            <text:p>Michał O. (stan na 14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dodać metodę "predict"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nie ma obrazków? (a nawet jak były, to dodać reshap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- bias liczyć do prawdziwego sinusa (funkcja "f"), z rysunku powinno wyjść, że mse = bias^2 + variance + szum</text:p>
          </table:table-cell>
          <table:table-cell table:style-name="ce1" office:value-type="string" calcext:value-type="string">
            <text:p>do poprawy - pytanie jest o bias <text:span text:style-name="T3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rysunek?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przerobić rysunki, zaznaczyć kropki (jak w podanym linku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table:formula="of:=SUM([.B5:.BI5])" office:value-type="float" office:value="80" calcext:value-type="float">
            <text:p>8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zej G. (stan na 14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należy wytłumaczyć różnice “w pionie”, tzn. dla różnych parametrów C; różnice “w poziomie” są dobrze wytłumaczone (każdy obrazek przypomina jedną z cyfr, ponieważ reprezentuje wagi, które służą do rozpoznawania właśnie tej cyfry), natomiast w zadaniu chodzi o wskazanie różnic pomiędzy nauczonymi modelami, gdy stosowano różną regularyzację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 <text:span text:style-name="T1">dla każdego k</text:span><text:span text:style-name="T2">, mea powinno być tym, czego średnio nauczy się model, jeśli uczymy go wielokrotnie na różnych zbiorach treningowych (a więc całą funkcją), a nie średnią wartością predykcji w konkretnym uczeniu; bias liczymy nie używając abs, tylko sumy kwadratów różnic (metryka euklidesowa, nie metryka L1)</text:span>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6:.BI6])" office:value-type="float" office:value="116" calcext:value-type="float">
            <text:p>116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K. (stan na 14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 poprawy – macierz kowariancji jest symetryczna i dodatnio określona (było wcześniej pokazane, jak ją losować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1. wzór na niezależność; 2. wzory na thet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 poprawy – reportowanie accuracy, loss i accuracy na zbiorze testowy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o poprawy – reportowanie accuracy, loss i accuracy na zbiorze testowym</text:p>
          </table:table-cell>
          <table:table-cell office:value-type="string" calcext:value-type="string">
            <text:p>do poprawy – sieć się uczy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7:.BI7])" office:value-type="float" office:value="107" calcext:value-type="float">
            <text:p>107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Dariusz R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8:.BI8])" office:value-type="float" office:value="51" calcext:value-type="float">
            <text:p>51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teusz J. (stan na 08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9:.BI9])" office:value-type="float" office:value="56.5" calcext:value-type="float">
            <text:p>56.5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Yaroslav V. (stan na 08.06.2017)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12"/>
          <table:table-cell table:formula="of:=SUM([.B10:.BI10])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ii K. (stan na 14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y to nie p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astanowić się, co robi PCA na tych konkretnych dany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B11:.BI11])" office:value-type="float" office:value="122" calcext:value-type="float">
            <text:p>122</text:p>
          </table:table-cell>
          <table:table-cell office:value-type="string" calcext:value-type="string">
            <text:p>bdb; zwolnienie z egzaminu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Michał Si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ły rysunek, brak wytłumaczeni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formula="of:=SUM([.B12:.BI12])" office:value-type="float" office:value="44" calcext:value-type="float">
            <text:p>44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So.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 popraw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string" calcext:value-type="string">
            <text:p>do poprawy - zdarzenie B2 to nie jest po prostu zdarzenie B1 w innej kolejnośc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 poprawy – narysować histogramy rozkładów brzegowy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reshape, lepsze wytłumaczen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</text:p>
          </table:table-cell>
          <table:table-cell office:value-type="string" calcext:value-type="string">
            <text:p>do poprawy – raczej oba nie spadają jednocześn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 poprawy rysunki</text:p>
          </table:table-cell>
          <table:table-cell office:value-type="string" calcext:value-type="string">
            <text:p>do poprawy rysunek + wyjaśnienie</text:p>
          </table:table-cell>
          <table:table-cell office:value-type="string" calcext:value-type="string">
            <text:p>do poprawy – rysunek</text:p>
          </table:table-cell>
          <table:table-cell office:value-type="string" calcext:value-type="string">
            <text:p>do poprawy – mają być dwa rysunki: pierwszy dla <text:span text:style-name="T1">10 klas</text:span><text:span text:style-name="T2"> (0-9), drugi dla </text:span><text:span text:style-name="T1">3 klas</text:span><text:span text:style-name="T2"> (6, 8, 9) + wytłumaczenie różnic</text:span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13:.BI13])" office:value-type="float" office:value="50" calcext:value-type="float">
            <text:p>5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rek 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12"/>
          <table:table-cell table:formula="of:=SUM([.B14:.BI14])"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4:01:09.243351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14T15:45:45.825071748</dc:date>
    <meta:editing-duration>PT4H25M31S</meta:editing-duration>
    <meta:editing-cycles>47</meta:editing-cycles>
    <meta:document-statistic meta:table-count="1" meta:cell-count="880" meta:object-count="0"/>
  </office:meta>
</office:document-meta>
</file>